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思源黑体 CN" svg:font-family="'思源黑体 CN'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0.85cm" fo:min-width="10.7cm"/>
    </style:style>
    <style:style style:name="gr2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10.15cm" fo:min-width="20.6cm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0.85cm" fo:min-width="10.7cm"/>
    </style:style>
    <style:style style:name="gr4" style:family="graphic" style:parent-style-name="standard">
      <style:graphic-properties draw:fill-color="#ff860d" draw:textarea-horizontal-align="justify" draw:textarea-vertical-align="middle" draw:auto-grow-height="false" fo:min-height="0.85cm" fo:min-width="10.7cm"/>
    </style:style>
    <style:style style:name="gr5" style:family="graphic" style:parent-style-name="standard">
      <style:graphic-properties draw:fill-color="#808080" draw:textarea-horizontal-align="justify" draw:textarea-vertical-align="middle" draw:auto-grow-height="false" fo:min-height="1.75cm" fo:min-width="3.8cm"/>
    </style:style>
    <style:style style:name="gr6" style:family="graphic" style:parent-style-name="standard">
      <style:graphic-properties draw:fill-color="#00a933" draw:textarea-horizontal-align="justify" draw:textarea-vertical-align="middle" draw:auto-grow-height="false" fo:min-height="1.75cm" fo:min-width="3.8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65cm" fo:min-width="2cm"/>
    </style:style>
    <style:style style:name="gr8" style:family="graphic" style:parent-style-name="standard">
      <style:graphic-properties draw:stroke="dash" draw:stroke-dash="Fine_20_Dashed" svg:stroke-color="#000000" draw:fill="none" draw:fill-color="#ffffff" fo:min-height="1.321cm"/>
    </style:style>
    <style:style style:name="gr9" style:family="graphic" style:parent-style-name="standard">
      <style:graphic-properties draw:stroke="dash" draw:stroke-dash="Fine_20_Dashed" svg:stroke-color="#000000" draw:fill="none" draw:fill-color="#ffffff" fo:min-height="1.75cm"/>
    </style:style>
    <style:style style:name="gr10" style:family="graphic" style:parent-style-name="standard">
      <style:graphic-properties draw:stroke="dash" draw:stroke-dash="Fine_20_Dashed" svg:stroke-color="#000000" draw:fill="none" draw:fill-color="#ffffff" fo:min-height="1.35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0.85cm" fo:min-width="7.1cm"/>
    </style:style>
    <style:style style:name="gr12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12.05cm" fo:min-width="8.8cm"/>
    </style:style>
    <style:style style:name="gr13" style:family="graphic" style:parent-style-name="standard">
      <style:graphic-properties draw:stroke="dash" draw:stroke-dash="Fine_20_Dashed" svg:stroke-color="#000000" draw:fill="none" draw:fill-color="#ffffff" fo:min-height="0.75cm"/>
    </style:style>
    <style:style style:name="gr14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8.85cm" fo:min-width="16.1cm"/>
    </style:style>
    <style:style style:name="gr15" style:family="graphic" style:parent-style-name="standard">
      <style:graphic-properties draw:fill-color="#ff860d" draw:textarea-horizontal-align="justify" draw:textarea-vertical-align="middle" draw:auto-grow-height="false" fo:min-height="1.85cm" fo:min-width="3.2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6.95cm" fo:min-width="2.8cm"/>
    </style:style>
    <style:style style:name="gr17" style:family="graphic" style:parent-style-name="standard">
      <style:graphic-properties draw:fill-color="#808080" draw:textarea-horizontal-align="justify" draw:textarea-vertical-align="middle" draw:auto-grow-height="false" fo:min-height="1.85cm" fo:min-width="3.2cm"/>
    </style:style>
    <style:style style:name="gr18" style:family="graphic" style:parent-style-name="standard">
      <style:graphic-properties draw:fill-color="#00a933" draw:textarea-horizontal-align="justify" draw:textarea-vertical-align="middle" draw:auto-grow-height="false" fo:min-height="1.685cm" fo:min-width="2.6cm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0cm" fo:min-width="1.182cm"/>
    </style:style>
    <style:style style:name="gr20" style:family="graphic" style:parent-style-name="standard">
      <style:graphic-properties draw:fill-color="#b2b2b2" draw:textarea-horizontal-align="justify" draw:textarea-vertical-align="middle" draw:auto-grow-height="false" fo:min-height="1.763cm" fo:min-width="0cm"/>
    </style:style>
    <style:style style:name="gr21" style:family="graphic" style:parent-style-name="standard">
      <style:graphic-properties draw:fill-color="#cccccc" draw:textarea-horizontal-align="justify" draw:textarea-vertical-align="middle" draw:auto-grow-height="false" fo:min-height="0cm" fo:min-width="1.343cm"/>
    </style:style>
    <style:style style:name="gr22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8.85cm" fo:min-width="12.2cm"/>
    </style:style>
    <style:style style:name="gr23" style:family="graphic" style:parent-style-name="standard">
      <style:graphic-properties draw:fill-color="#611729" draw:textarea-horizontal-align="justify" draw:textarea-vertical-align="middle" draw:auto-grow-height="false" fo:min-height="1.85cm" fo:min-width="3.2cm"/>
    </style:style>
    <style:style style:name="gr24" style:family="graphic" style:parent-style-name="standard">
      <style:graphic-properties draw:fill-color="#00a933" draw:textarea-horizontal-align="justify" draw:textarea-vertical-align="middle" draw:auto-grow-height="false" fo:min-height="1.85cm" fo:min-width="3.2cm"/>
    </style:style>
    <style:style style:name="gr25" style:family="graphic" style:parent-style-name="standard">
      <style:graphic-properties draw:fill-color="#b2b2b2" draw:textarea-horizontal-align="justify" draw:textarea-vertical-align="middle" draw:auto-grow-height="false" fo:min-height="1.763cm" fo:min-width="0cm"/>
    </style:style>
    <style:style style:name="gr26" style:family="graphic" style:parent-style-name="standard">
      <style:graphic-properties draw:fill-color="#000000" draw:textarea-horizontal-align="justify" draw:textarea-vertical-align="middle" draw:auto-grow-height="false" fo:min-height="1.07cm" fo:min-width="2.301cm"/>
    </style:style>
    <style:style style:name="gr27" style:family="graphic" style:parent-style-name="standard">
      <style:graphic-properties draw:textarea-horizontal-align="justify" draw:textarea-vertical-align="middle" draw:auto-grow-height="false" fo:min-height="0cm" fo:min-width="0.988cm"/>
    </style:style>
    <style:style style:name="gr28" style:family="graphic" style:parent-style-name="standard">
      <style:graphic-properties draw:fill-color="#729fcf" draw:textarea-horizontal-align="justify" draw:textarea-vertical-align="middle" draw:auto-grow-height="false" fo:min-height="0.85cm" fo:min-width="3.6cm"/>
    </style:style>
    <style:style style:name="gr29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12.55cm" fo:min-width="15.1cm"/>
    </style:style>
    <style:style style:name="gr30" style:family="graphic" style:parent-style-name="standard">
      <style:graphic-properties draw:fill-color="#b2b2b2" draw:textarea-horizontal-align="justify" draw:textarea-vertical-align="middle" draw:auto-grow-height="false" fo:min-height="1.45cm" fo:min-width="1.7cm"/>
    </style:style>
    <style:style style:name="gr31" style:family="graphic" style:parent-style-name="standard">
      <style:graphic-properties draw:stroke="dash" draw:stroke-dash="Fine_20_Dashed" svg:stroke-color="#000000" draw:fill="none" draw:fill-color="#ffffff" fo:min-height="6.85cm"/>
    </style:style>
    <style:style style:name="gr32" style:family="graphic" style:parent-style-name="standard">
      <style:graphic-properties draw:textarea-horizontal-align="justify" draw:textarea-vertical-align="middle" draw:auto-grow-height="false" fo:min-height="0.713cm" fo:min-width="0cm"/>
    </style:style>
    <style:style style:name="gr33" style:family="graphic" style:parent-style-name="standard">
      <style:graphic-properties draw:textarea-horizontal-align="justify" draw:textarea-vertical-align="middle" draw:auto-grow-height="false" fo:min-height="1.032cm" fo:min-width="0cm"/>
    </style:style>
    <style:style style:name="gr34" style:family="graphic" style:parent-style-name="standard">
      <style:graphic-properties draw:fill-color="#729fcf" draw:textarea-horizontal-align="justify" draw:textarea-vertical-align="middle" draw:auto-grow-height="false" fo:min-height="0.85cm" fo:min-width="5cm"/>
    </style:style>
    <style:style style:name="gr35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8.65cm" fo:min-width="15.2cm"/>
    </style:style>
    <style:style style:name="gr36" style:family="graphic" style:parent-style-name="standard">
      <style:graphic-properties draw:fill-color="#ff860d" draw:textarea-horizontal-align="justify" draw:textarea-vertical-align="middle" draw:auto-grow-height="false" fo:min-height="0.95cm" fo:min-width="4.9cm"/>
    </style:style>
    <style:style style:name="gr37" style:family="graphic" style:parent-style-name="standard">
      <style:graphic-properties draw:fill-color="#00a933" draw:textarea-horizontal-align="justify" draw:textarea-vertical-align="middle" draw:auto-grow-height="false" fo:min-height="0.95cm" fo:min-width="7cm"/>
    </style:style>
    <style:style style:name="gr38" style:family="graphic" style:parent-style-name="standard">
      <style:graphic-properties draw:fill-color="#729fcf" draw:textarea-horizontal-align="justify" draw:textarea-vertical-align="middle" draw:auto-grow-height="false" fo:min-height="0.85cm" fo:min-width="4.9cm"/>
    </style:style>
    <style:style style:name="gr39" style:family="graphic" style:parent-style-name="standard">
      <style:graphic-properties draw:fill-color="#808080" draw:textarea-horizontal-align="justify" draw:textarea-vertical-align="middle" draw:auto-grow-height="false" fo:min-height="0.85cm" fo:min-width="4.2cm"/>
    </style:style>
    <style:style style:name="gr40" style:family="graphic" style:parent-style-name="standard">
      <style:graphic-properties draw:fill-color="#808080" draw:textarea-horizontal-align="justify" draw:textarea-vertical-align="middle" draw:auto-grow-height="false" fo:min-height="0.85cm" fo:min-width="2.4cm"/>
    </style:style>
    <style:style style:name="gr41" style:family="graphic" style:parent-style-name="objectwithoutfill">
      <style:graphic-properties draw:fill="none" draw:textarea-vertical-align="middle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7.35cm" fo:min-width="15.2cm"/>
    </style:style>
    <style:style style:name="gr44" style:family="graphic" style:parent-style-name="standard">
      <style:graphic-properties draw:fill-color="#808080" draw:textarea-horizontal-align="justify" draw:textarea-vertical-align="middle" draw:auto-grow-height="false" fo:min-height="0.85cm" fo:min-width="2.3cm"/>
    </style:style>
    <style:style style:name="gr45" style:family="graphic" style:parent-style-name="standard">
      <style:graphic-properties draw:fill-color="#808080" draw:textarea-horizontal-align="justify" draw:textarea-vertical-align="middle" draw:auto-grow-height="false" fo:min-height="0.85cm" fo:min-width="3.4cm"/>
    </style:style>
    <style:style style:name="gr46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10.05cm" fo:min-width="15.2cm"/>
    </style:style>
    <style:style style:name="gr47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10.45cm" fo:min-width="14.4cm"/>
    </style:style>
    <style:style style:name="gr48" style:family="graphic" style:parent-style-name="standard">
      <style:graphic-properties draw:fill-color="#ffbf00" draw:textarea-horizontal-align="justify" draw:textarea-vertical-align="middle" draw:auto-grow-height="false" fo:min-height="5.55cm" fo:min-width="2.9cm"/>
    </style:style>
    <style:style style:name="gr49" style:family="graphic" style:parent-style-name="standard">
      <style:graphic-properties draw:fill-color="#00a933" draw:textarea-horizontal-align="justify" draw:textarea-vertical-align="middle" draw:auto-grow-height="false" fo:min-height="5.55cm" fo:min-width="2.8cm"/>
    </style:style>
    <style:style style:name="gr50" style:family="graphic" style:parent-style-name="standard">
      <style:graphic-properties draw:textarea-horizontal-align="justify" draw:textarea-vertical-align="middle" draw:auto-grow-height="false" fo:min-height="0.05cm" fo:min-width="4.4cm"/>
    </style:style>
    <style:style style:name="gr51" style:family="graphic" style:parent-style-name="standard">
      <style:graphic-properties draw:stroke="dash" draw:stroke-dash="Fine_20_Dashed" svg:stroke-color="#000000" draw:fill="none" draw:fill-color="#ffffff" fo:min-height="1.25cm"/>
    </style:style>
    <style:style style:name="gr52" style:family="graphic" style:parent-style-name="standard">
      <style:graphic-properties draw:textarea-horizontal-align="justify" draw:textarea-vertical-align="middle" draw:auto-grow-height="false" fo:min-height="0.05cm" fo:min-width="4.226cm"/>
    </style:style>
    <style:style style:name="gr53" style:family="graphic" style:parent-style-name="standard">
      <style:graphic-properties draw:stroke="dash" draw:stroke-dash="Fine_20_Dashed" svg:stroke-color="#000000" draw:fill="none" draw:fill-color="#ffffff" fo:min-height="0.65cm"/>
    </style:style>
    <style:style style:name="gr54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9.15cm" fo:min-width="16cm"/>
    </style:style>
    <style:style style:name="gr55" style:family="graphic" style:parent-style-name="standard">
      <style:graphic-properties draw:fill-color="#000000" draw:textarea-horizontal-align="justify" draw:textarea-vertical-align="middle" draw:auto-grow-height="false" fo:min-height="7.65cm" fo:min-width="2.8cm"/>
    </style:style>
    <style:style style:name="gr56" style:family="graphic" style:parent-style-name="standard">
      <style:graphic-properties draw:textarea-horizontal-align="justify" draw:textarea-vertical-align="middle" draw:auto-grow-height="false" fo:min-height="0cm" fo:min-width="4.618cm"/>
    </style:style>
    <style:style style:name="gr57" style:family="graphic" style:parent-style-name="standard">
      <style:graphic-properties draw:textarea-horizontal-align="justify" draw:textarea-vertical-align="middle" draw:auto-grow-height="false" fo:min-height="0cm" fo:min-width="4.507cm"/>
    </style:style>
    <style:style style:name="gr58" style:family="graphic" style:parent-style-name="standard">
      <style:graphic-properties draw:stroke="dash" draw:stroke-dash="Fine_20_Dashed" svg:stroke-color="#000000" draw:fill="none" draw:fill-color="#ffffff" fo:min-height="1.229cm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860d"/>
      <style:paragraph-properties fo:text-align="center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</style:style>
    <style:style style:name="P10" style:family="paragraph">
      <loext:graphic-properties draw:fill-color="#ff860d"/>
      <style:paragraph-properties fo:text-align="center"/>
      <style:text-properties style:font-size-asian="18pt"/>
    </style:style>
    <style:style style:name="P11" style:family="paragraph">
      <loext:graphic-properties draw:fill-color="#000000"/>
      <style:paragraph-properties fo:text-align="center"/>
      <style:text-properties style:font-size-asian="18pt"/>
    </style:style>
    <style:style style:name="P12" style:family="paragraph">
      <loext:graphic-properties draw:fill-color="#808080"/>
      <style:paragraph-properties fo:text-align="center"/>
      <style:text-properties style:font-size-asian="18pt"/>
    </style:style>
    <style:style style:name="P13" style:family="paragraph">
      <loext:graphic-properties draw:fill-color="#cccccc"/>
      <style:paragraph-properties fo:text-align="center"/>
    </style:style>
    <style:style style:name="P14" style:family="paragraph">
      <loext:graphic-properties draw:fill-color="#b2b2b2"/>
      <style:paragraph-properties fo:text-align="center"/>
    </style:style>
    <style:style style:name="P15" style:family="paragraph">
      <loext:graphic-properties draw:fill-color="#611729"/>
      <style:paragraph-properties fo:text-align="center"/>
      <style:text-properties style:font-size-asian="18pt"/>
    </style:style>
    <style:style style:name="P16" style:family="paragraph">
      <loext:graphic-properties draw:fill-color="#00a933"/>
      <style:paragraph-properties fo:text-align="center"/>
      <style:text-properties style:font-size-asian="18pt"/>
    </style:style>
    <style:style style:name="P17" style:family="paragraph">
      <loext:graphic-properties draw:fill-color="#000000"/>
      <style:paragraph-properties fo:text-align="center"/>
      <style:text-properties fo:font-size="13pt" style:font-size-asian="13pt" style:font-size-complex="13pt"/>
    </style:style>
    <style:style style:name="P18" style:family="paragraph">
      <loext:graphic-properties draw:fill-color="#ffbf00"/>
      <style:paragraph-properties fo:text-align="center"/>
      <style:text-properties style:font-size-asian="18pt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11.2cm" svg:height="1.1cm" svg:x="13.9cm" svg:y="3.2cm">
          <text:p text:style-name="P1"><text:span text:style-name="T1">大数</text:span><text:span text:style-name="T1">据开</text:span><text:span text:style-name="T1">发平</text:span><text:span text:style-name="T1">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1.1cm" svg:height="10.4cm" svg:x="4.3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1.2cm" svg:height="1.1cm" svg:x="13.9cm" svg:y="4.9cm">
          <text:p text:style-name="P1"><text:span text:style-name="T1">作业调度系统（</text:span><text:span text:style-name="T1">azkaban</text:span><text:span text:style-name="T1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1.2cm" svg:height="1.1cm" svg:x="13.9cm" svg:y="6.8cm">
          <text:p text:style-name="P1"><text:span text:style-name="T1">上层大数据组件（</text:span><text:span text:style-name="T1">hive</text:span><text:span text:style-name="T1">、</text:span><text:span text:style-name="T1">spark</text:span><text:span text:style-name="T1">、</text:span><text:span text:style-name="T1">pig</text:span><text:span text:style-name="T1">、</text:span><text:span text:style-name="T1">impala</text:span><text:span text:style-name="T1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4.3cm" svg:height="2cm" svg:x="13.9cm" svg:y="8.7cm">
          <text:p text:style-name="P1"><text:span text:style-name="T1">分布式文件系统</text:span></text:p>
          <text:p text:style-name="P1"><text:span text:style-name="T1">（</text:span><text:span text:style-name="T1">HDFS</text:span><text:span text:style-name="T1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.3cm" svg:height="2cm" svg:x="20.8cm" svg:y="8.7cm">
          <text:p text:style-name="P1"><text:span text:style-name="T1">资源调度系统</text:span></text:p>
          <text:p text:style-name="P1"><text:span text:style-name="T1">（</text:span><text:span text:style-name="T1">YARN</text:span><text:span text:style-name="T1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3.8cm" svg:y="11.5cm">
          <text:p text:style-name="P1"><text:span text:style-name="T1">物理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6.8cm" svg:y="11.5cm">
          <text:p text:style-name="P1"><text:span text:style-name="T1">物理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9.6cm" svg:y="11.5cm">
          <text:p text:style-name="P1"><text:span text:style-name="T1">物理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22.7cm" svg:y="11.5cm">
          <text:p text:style-name="P1"><text:span text:style-name="T1">物理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7.8cm" svg:height="1.571cm" svg:x="4.7cm" svg:y="3.7cm">
          <draw:text-box>
            <text:p text:style-name="P8"><text:span text:style-name="T1">作业调度系统和用户比较接近，需要提供友好的访问和使用</text:span></text:p>
          </draw:text-box>
        </draw:frame>
        <draw:frame draw:style-name="gr9" draw:text-style-name="P9" draw:layer="layout" svg:width="7.8cm" svg:height="2cm" svg:x="4.7cm" svg:y="6.4cm">
          <draw:text-box>
            <text:p text:style-name="P8"><text:span text:style-name="T1">作业调度系统需要能够支持各类大数据组件</text:span></text:p>
          </draw:text-box>
        </draw:frame>
        <draw:frame draw:style-name="gr10" draw:text-style-name="P9" draw:layer="layout" svg:width="8cm" svg:height="1.6cm" svg:x="4.6cm" svg:y="9.4cm">
          <draw:text-box>
            <text:p text:style-name="P8"><text:span text:style-name="T1">作业调度系统对资源隔离有一定的要求</text:span></text:p>
          </draw:text-box>
        </draw:frame>
      </draw:page>
      <draw:page draw:name="page2" draw:style-name="dp1" draw:master-page-name="默认">
        <draw:custom-shape draw:style-name="gr11" draw:text-style-name="P2" draw:layer="layout" svg:width="7.6cm" svg:height="1.1cm" svg:x="11.3cm" svg:y="4.1cm">
          <text:p text:style-name="P1"><text:span text:style-name="T1">没有任务调度系统时的开发流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9.3cm" svg:height="12.3cm" svg:x="10.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4.2cm" svg:height="1cm" svg:x="13cm" svg:y="5.6cm">
          <draw:text-box>
            <text:p text:style-name="P1"><text:span text:style-name="T1">编写程序</text:span><text:span text:style-name="T1">/</text:span><text:span text:style-name="T1">脚本</text:span></text:p>
          </draw:text-box>
        </draw:frame>
        <draw:frame draw:style-name="gr13" draw:text-style-name="P9" draw:layer="layout" svg:width="4.2cm" svg:height="1cm" svg:x="13cm" svg:y="7cm">
          <draw:text-box>
            <text:p text:style-name="P1"><text:span text:style-name="T1">配置环境</text:span></text:p>
          </draw:text-box>
        </draw:frame>
        <draw:frame draw:style-name="gr13" draw:text-style-name="P9" draw:layer="layout" svg:width="4.2cm" svg:height="1cm" svg:x="13cm" svg:y="8.4cm">
          <draw:text-box>
            <text:p text:style-name="P1"><text:span text:style-name="T1">设置</text:span><text:span text:style-name="T1">crontab</text:span></text:p>
          </draw:text-box>
        </draw:frame>
        <draw:frame draw:style-name="gr13" draw:text-style-name="P9" draw:layer="layout" svg:width="4.2cm" svg:height="1cm" svg:x="13cm" svg:y="9.8cm">
          <draw:text-box>
            <text:p text:style-name="P1"><text:span text:style-name="T1">设置报警监控</text:span></text:p>
          </draw:text-box>
        </draw:frame>
        <draw:frame draw:style-name="gr13" draw:text-style-name="P9" draw:layer="layout" svg:width="4.2cm" svg:height="1cm" svg:x="13cm" svg:y="11.2cm">
          <draw:text-box>
            <text:p text:style-name="P1"><text:span text:style-name="T1">设置依赖关系</text:span></text:p>
          </draw:text-box>
        </draw:frame>
        <draw:frame draw:style-name="gr13" draw:text-style-name="P9" draw:layer="layout" svg:width="4.2cm" svg:height="1cm" svg:x="13cm" svg:y="12.6cm">
          <draw:text-box>
            <text:p text:style-name="P1"><text:span text:style-name="T1">控制权限</text:span></text:p>
          </draw:text-box>
        </draw:frame>
        <draw:frame draw:style-name="gr13" draw:text-style-name="P9" draw:layer="layout" svg:width="4.2cm" svg:height="1cm" svg:x="13cm" svg:y="14cm">
          <draw:text-box>
            <text:p text:style-name="P1"><text:span text:style-name="T1">…</text:span><text:span text:style-name="T1">...</text:span></text:p>
          </draw:text-box>
        </draw:frame>
      </draw:page>
      <draw:page draw:name="page3" draw:style-name="dp1" draw:master-page-name="默认">
        <draw:custom-shape draw:style-name="gr14" draw:text-style-name="P3" draw:layer="layout" svg:width="16.6cm" svg:height="9.1cm" svg:x="6.3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3.7cm" svg:height="2.1cm" svg:x="12.7cm" svg:y="6.5cm">
          <text:p text:style-name="P1"><text:span text:style-name="T1">Manager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3.3cm" svg:height="7.2cm" svg:x="7cm" svg:y="6.5cm">
          <text:p text:style-name="P1"><text:span text:style-name="T1">Storage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3.7cm" svg:height="2.1cm" svg:x="18.7cm" svg:y="6.5cm">
          <text:p text:style-name="P1"><text:span text:style-name="T1">Meta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3.6cm" svg:height="2.9cm" svg:x="12.9cm" svg:y="11.4cm">
          <text:p text:style-name="P1"><text:span text:style-name="T1">Execute Model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9" draw:text-style-name="P13" draw:layer="layout" svg:width="2.1cm" svg:height="0.4cm" svg:x="10.4cm" svg:y="7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13" draw:layer="layout" svg:width="2.1cm" svg:height="0.4cm" svg:x="16.452cm" svg:y="7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4" draw:layer="layout" svg:width="0.5cm" svg:height="2.3cm" svg:x="14.5cm" svg:y="8.7cm">
          <text:p text:style-name="P1"><text:span text:style-name="T1">Task Dispatch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3" draw:layer="layout" svg:width="2.299cm" svg:height="0.4cm" svg:x="10.401cm" svg:y="12.6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4" draw:style-name="dp1" draw:master-page-name="默认">
        <draw:custom-shape draw:style-name="gr22" draw:text-style-name="P3" draw:layer="layout" svg:width="12.7cm" svg:height="9.1cm" svg:x="10.2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7cm" svg:height="2.1cm" svg:x="12.7cm" svg:y="6.5cm">
          <text:p text:style-name="P1"><text:span text:style-name="T1">Azkaban </text:span></text:p>
          <text:p text:style-name="P1"><text:span text:style-name="T1">We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layout" svg:width="3.7cm" svg:height="2.1cm" svg:x="18.7cm" svg:y="6.5cm">
          <text:p text:style-name="P1"><text:span text:style-name="T1">Azkaban</text:span></text:p>
          <text:p text:style-name="P1"><text:span text:style-name="T1">Executor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5cm" svg:height="2.3cm" draw:transform="rotate (0.416086493675448) translate (15.396cm 9.139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7" draw:layer="layout" svg:width="2.8cm" svg:height="2.5cm" svg:x="16.126cm" svg:y="11.4cm">
          <text:p text:style-name="P1"><text:span text:style-name="T1">My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1" draw:layer="layout" svg:width="1.7cm" svg:height="0.5cm" svg:x="10.7cm" svg:y="7.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1.7cm" svg:height="0.5cm" svg:x="16.701cm" svg:y="7.30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4" draw:layer="layout" svg:width="0.5cm" svg:height="2.3cm" draw:transform="rotate (-0.519409985393512) translate (19.46cm 9.031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默认">
        <draw:custom-shape draw:style-name="gr28" draw:text-style-name="P2" draw:layer="layout" svg:width="4.1cm" svg:height="1.1cm" svg:x="18.4cm" svg:y="4.5cm">
          <text:p text:style-name="P1"><text:span text:style-name="T1">Project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15.6cm" svg:height="12.8cm" svg:x="7.5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draw:layer="layout" svg:width="2.2cm" svg:height="1.7cm" svg:x="11.3cm" svg:y="6.8cm">
          <text:p text:style-name="P1"><text:span text:style-name="T1">Trigger</text:span></text:p>
          <text:p text:style-name="P1"><text:span text:style-name="T1">Scan</text:span></text:p>
          <text:p text:style-name="P1"><text:span text:style-name="T1">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1.2cm" svg:height="1.1cm" svg:x="11.3cm" svg:y="9.8cm">
          <text:p text:style-name="P1"><text:span text:style-name="T1">Executable Flow 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.3cm" svg:height="2cm" svg:x="11.3cm" svg:y="12.1cm">
          <text:p text:style-name="P1"><text:span text:style-name="T1">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.3cm" svg:height="2cm" svg:x="18.2cm" svg:y="12.1cm">
          <text:p text:style-name="P1"><text:span text:style-name="T1">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1.2cm" svg:y="15.1cm">
          <text:p text:style-name="P1"><text:span text:style-name="T1">Job 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4.2cm" svg:y="15.1cm">
          <text:p text:style-name="P1"><text:span text:style-name="T1">Job 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7cm" svg:y="15.1cm">
          <text:p text:style-name="P1"><text:span text:style-name="T1">Job 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20.1cm" svg:y="15.1cm">
          <text:p text:style-name="P1"><text:span text:style-name="T1">Job 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draw:layer="layout" svg:width="4.1cm" svg:height="1.1cm" svg:x="11.3cm" svg:y="4.5cm">
          <text:p text:style-name="P1"><text:span text:style-name="T1">Trigger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9" draw:layer="layout" svg:width="14.5cm" svg:height="7.1cm" svg:x="8.2cm" svg:y="4.3cm">
          <draw:text-box>
            <text:p text:style-name="P8"><text:span text:style-name="T1">WebServer</text:span></text:p>
          </draw:text-box>
        </draw:frame>
        <draw:custom-shape draw:style-name="gr30" draw:text-style-name="P14" draw:layer="layout" svg:width="2.2cm" svg:height="1.7cm" svg:x="14.3cm" svg:y="6.8cm">
          <text:p text:style-name="P1"><text:span text:style-name="T1">Trigger</text:span></text:p>
          <text:p text:style-name="P1"><text:span text:style-name="T1">Scan</text:span></text:p>
          <text:p text:style-name="P1"><text:span text:style-name="T1">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draw:layer="layout" svg:width="2.2cm" svg:height="1.7cm" svg:x="17.2cm" svg:y="6.8cm">
          <text:p text:style-name="P1"><text:span text:style-name="T1">Trigger</text:span></text:p>
          <text:p text:style-name="P1"><text:span text:style-name="T1">Scan</text:span></text:p>
          <text:p text:style-name="P1"><text:span text:style-name="T1">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draw:layer="layout" svg:width="2.2cm" svg:height="1.7cm" svg:x="20.1cm" svg:y="6.8cm">
          <text:p text:style-name="P1"><text:span text:style-name="T1">Trigger</text:span></text:p>
          <text:p text:style-name="P1"><text:span text:style-name="T1">Scan</text:span></text:p>
          <text:p text:style-name="P1"><text:span text:style-name="T1">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0.5cm" svg:height="1.1cm" svg:x="13.1cm" svg:y="5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" draw:layer="layout" svg:width="0.5cm" svg:height="1.1cm" svg:x="20.1cm" svg:y="5.6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" draw:layer="layout" svg:width="0.7cm" svg:height="1.1cm" svg:x="16.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" draw:layer="layout" svg:width="0.6cm" svg:height="1.6cm" svg:x="16.5cm" svg:y="11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6cm" svg:height="1.6cm" svg:x="12.601cm" svg:y="13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6cm" svg:height="1.6cm" svg:x="21.102cm" svg:y="13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6" draw:style-name="dp1" draw:master-page-name="默认">
        <draw:custom-shape draw:style-name="gr34" draw:text-style-name="P2" xml:id="id1" draw:id="id1" draw:layer="layout" svg:width="5.5cm" svg:height="1.1cm" svg:x="15.9cm" svg:y="5.7cm">
          <text:p text:style-name="P1"><text:span text:style-name="T1">Azkaban-web-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5.7cm" svg:height="8.9cm" svg:x="7.8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5" xml:id="id2" draw:id="id2" draw:layer="layout" svg:width="5.4cm" svg:height="1.2cm" svg:x="8.8cm" svg:y="8.5cm">
          <text:p text:style-name="P1"><text:span text:style-name="T1">azkaban-com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4" xml:id="id6" draw:id="id6" draw:layer="layout" svg:width="7.5cm" svg:height="1.2cm" svg:x="14.9cm" svg:y="8.5cm">
          <text:p text:style-name="P1"><text:span text:style-name="T1">az-flow-trigger-dependency-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" xml:id="id7" draw:id="id7" draw:layer="layout" svg:width="5.4cm" svg:height="1.1cm" svg:x="8.8cm" svg:y="5.7cm">
          <text:p text:style-name="P1"><text:span text:style-name="T1">azkaban-exec-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6" xml:id="id3" draw:id="id3" draw:layer="layout" svg:width="4.7cm" svg:height="1.1cm" svg:x="8.8cm" svg:y="11.7cm">
          <text:p text:style-name="P1"><text:span text:style-name="T1">azkaban-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xml:id="id4" draw:id="id4" draw:layer="layout" svg:width="2.9cm" svg:height="1.1cm" svg:x="14.5cm" svg:y="11.7cm">
          <text:p text:style-name="P1"><text:span text:style-name="T1">az-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xml:id="id5" draw:id="id5" draw:layer="layout" svg:width="2.9cm" svg:height="1.1cm" svg:x="18.5cm" svg:y="11.7cm">
          <text:p text:style-name="P1"><text:span text:style-name="T1">az-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3" draw:layer="layout" svg:x1="16.047cm" svg:y1="6.963cm" svg:x2="15.942cm" svg:y2="6.989cm">
          <text:p/>
        </draw:line>
        <draw:connector draw:style-name="gr42" draw:text-style-name="P3" draw:layer="layout" draw:type="curve" svg:x1="15.9cm" svg:y1="6.25cm" svg:x2="11.5cm" svg:y2="8.5cm" draw:start-shape="id1" draw:start-glue-point="3" draw:end-shape="id2" draw:end-glue-point="0" svg:d="M15900 6250c-2934 0-4400 750-4400 2250" svg:viewBox="0 0 4401 2251">
          <text:p/>
        </draw:connector>
        <draw:connector draw:style-name="gr42" draw:text-style-name="P3" draw:layer="layout" draw:type="curve" svg:x1="11.5cm" svg:y1="9.7cm" svg:x2="11.15cm" svg:y2="11.7cm" draw:start-shape="id2" draw:start-glue-point="2" draw:end-shape="id3" draw:end-glue-point="0" svg:d="M11500 9700c0 1500-350 500-350 2000" svg:viewBox="0 0 351 2001">
          <text:p/>
        </draw:connector>
        <draw:connector draw:style-name="gr42" draw:text-style-name="P3" draw:layer="layout" draw:type="curve" svg:x1="11.5cm" svg:y1="9.7cm" svg:x2="15.95cm" svg:y2="11.7cm" draw:start-shape="id2" draw:start-glue-point="2" draw:end-shape="id4" draw:end-glue-point="0" svg:d="M11500 9700c0 1500 4450 500 4450 2000" svg:viewBox="0 0 4451 2001">
          <text:p/>
        </draw:connector>
        <draw:connector draw:style-name="gr42" draw:text-style-name="P3" draw:layer="layout" draw:type="curve" svg:x1="11.5cm" svg:y1="9.7cm" svg:x2="19.95cm" svg:y2="11.7cm" draw:start-shape="id2" draw:start-glue-point="2" draw:end-shape="id5" draw:end-glue-point="0" svg:d="M11500 9700c0 1500 8450 500 8450 2000" svg:viewBox="0 0 8451 2001">
          <text:p/>
        </draw:connector>
        <draw:connector draw:style-name="gr42" draw:text-style-name="P3" draw:layer="layout" draw:type="curve" svg:x1="18.65cm" svg:y1="6.8cm" svg:x2="18.65cm" svg:y2="8.5cm" draw:start-shape="id1" draw:start-glue-point="2" draw:end-shape="id6" draw:end-glue-point="0" svg:d="M18650 6800v1700" svg:viewBox="0 0 1 1701">
          <text:p/>
        </draw:connector>
        <draw:connector draw:style-name="gr42" draw:text-style-name="P3" draw:layer="layout" draw:type="curve" svg:x1="11.5cm" svg:y1="6.8cm" svg:x2="11.5cm" svg:y2="8.5cm" draw:start-shape="id7" draw:start-glue-point="2" draw:end-shape="id2" draw:end-glue-point="0" svg:d="M11500 6800v1700" svg:viewBox="0 0 1 1701">
          <text:p/>
        </draw:connector>
      </draw:page>
      <draw:page draw:name="page7" draw:style-name="dp1" draw:master-page-name="默认">
        <draw:custom-shape draw:style-name="gr43" draw:text-style-name="P3" draw:layer="layout" svg:width="15.7cm" svg:height="7.6cm" svg:x="7.8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5" xml:id="id8" draw:id="id8" draw:layer="layout" svg:width="5.4cm" svg:height="1.2cm" svg:x="12.7cm" svg:y="6.9cm">
          <text:p text:style-name="P1"><text:span text:style-name="T1">job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6" xml:id="id9" draw:id="id9" draw:layer="layout" svg:width="2.8cm" svg:height="1.1cm" svg:x="8.8cm" svg:y="11.7cm">
          <text:p text:style-name="P1"><text:span text:style-name="T1">cryp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xml:id="id10" draw:id="id10" draw:layer="layout" svg:width="2.9cm" svg:height="1.1cm" svg:x="12.2cm" svg:y="11.7cm">
          <text:p text:style-name="P1"><text:span text:style-name="T1">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" xml:id="id11" draw:id="id11" draw:layer="layout" svg:width="3.9cm" svg:height="1.1cm" svg:x="15.6cm" svg:y="11.7cm">
          <text:p text:style-name="P1"><text:span text:style-name="T1">manager-com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3" draw:layer="layout" draw:type="curve" svg:x1="15.4cm" svg:y1="8.1cm" svg:x2="10.2cm" svg:y2="11.7cm" draw:start-shape="id8" draw:start-glue-point="2" draw:end-shape="id9" draw:end-glue-point="0" svg:d="M15400 8100c0 2700-5200 900-5200 3600" svg:viewBox="0 0 5201 3601">
          <text:p/>
        </draw:connector>
        <draw:connector draw:style-name="gr42" draw:text-style-name="P3" draw:layer="layout" draw:type="curve" svg:x1="15.4cm" svg:y1="8.1cm" svg:x2="13.65cm" svg:y2="11.7cm" draw:start-shape="id8" draw:start-glue-point="2" draw:end-shape="id10" draw:end-glue-point="0" svg:d="M15400 8100c0 2700-1750 900-1750 3600" svg:viewBox="0 0 1751 3601">
          <text:p/>
        </draw:connector>
        <draw:connector draw:style-name="gr42" draw:text-style-name="P3" draw:layer="layout" draw:type="curve" svg:x1="15.4cm" svg:y1="8.1cm" svg:x2="17.55cm" svg:y2="11.7cm" draw:start-shape="id8" draw:start-glue-point="2" draw:end-shape="id11" draw:end-glue-point="0" svg:d="M15400 8100c0 2700 2150 900 2150 3600" svg:viewBox="0 0 2151 3601">
          <text:p/>
        </draw:connector>
        <draw:custom-shape draw:style-name="gr40" draw:text-style-name="P6" xml:id="id12" draw:id="id12" draw:layer="layout" svg:width="2.9cm" svg:height="1.1cm" svg:x="19.9cm" svg:y="11.7cm">
          <text:p text:style-name="P1"><text:span text:style-name="T1">manager-ya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3" draw:layer="layout" draw:type="curve" svg:x1="15.4cm" svg:y1="8.1cm" svg:x2="21.35cm" svg:y2="11.7cm" draw:start-shape="id8" draw:start-glue-point="2" draw:end-shape="id12" draw:end-glue-point="0" svg:d="M15400 8100c0 2700 5950 900 5950 3600" svg:viewBox="0 0 5951 3601">
          <text:p/>
        </draw:connector>
      </draw:page>
      <draw:page draw:name="page8" draw:style-name="dp1" draw:master-page-name="默认">
        <draw:custom-shape draw:style-name="gr46" draw:text-style-name="P3" draw:layer="layout" svg:width="15.7cm" svg:height="10.3cm" svg:x="7.8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5" xml:id="id13" draw:id="id13" draw:layer="layout" svg:width="5.4cm" svg:height="1.2cm" svg:x="12.7cm" svg:y="3.5cm">
          <text:p text:style-name="P1"><text:span text:style-name="T1">jobty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6" xml:id="id14" draw:id="id14" draw:layer="layout" svg:width="2.8cm" svg:height="1.1cm" svg:x="8.8cm" svg:y="8.3cm">
          <text:p text:style-name="P1"><text:span text:style-name="T1">cryp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xml:id="id15" draw:id="id15" draw:layer="layout" svg:width="2.9cm" svg:height="1.1cm" svg:x="12.2cm" svg:y="8.3cm">
          <text:p text:style-name="P1"><text:span text:style-name="T1">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" xml:id="id16" draw:id="id16" draw:layer="layout" svg:width="3.9cm" svg:height="1.1cm" svg:x="15.6cm" svg:y="8.3cm">
          <text:p text:style-name="P1"><text:span text:style-name="T1">manager-com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3" draw:layer="layout" draw:type="curve" svg:x1="15.4cm" svg:y1="4.7cm" svg:x2="10.2cm" svg:y2="8.3cm" draw:start-shape="id13" draw:start-glue-point="2" draw:end-shape="id14" draw:end-glue-point="0" svg:d="M15400 4700c0 2700-5200 900-5200 3600" svg:viewBox="0 0 5201 3601">
          <text:p/>
        </draw:connector>
        <draw:connector draw:style-name="gr42" draw:text-style-name="P3" draw:layer="layout" draw:type="curve" svg:x1="15.4cm" svg:y1="4.7cm" svg:x2="13.65cm" svg:y2="8.3cm" draw:start-shape="id13" draw:start-glue-point="2" draw:end-shape="id15" draw:end-glue-point="0" svg:d="M15400 4700c0 2700-1750 900-1750 3600" svg:viewBox="0 0 1751 3601">
          <text:p/>
        </draw:connector>
        <draw:connector draw:style-name="gr42" draw:text-style-name="P3" draw:layer="layout" draw:type="curve" svg:x1="15.4cm" svg:y1="4.7cm" svg:x2="17.55cm" svg:y2="8.3cm" draw:start-shape="id13" draw:start-glue-point="2" draw:end-shape="id16" draw:end-glue-point="0" svg:d="M15400 4700c0 2700 2150 900 2150 3600" svg:viewBox="0 0 2151 3601">
          <text:p/>
        </draw:connector>
        <draw:custom-shape draw:style-name="gr40" draw:text-style-name="P6" xml:id="id17" draw:id="id17" draw:layer="layout" svg:width="2.9cm" svg:height="1.1cm" svg:x="19.9cm" svg:y="8.3cm">
          <text:p text:style-name="P1"><text:span text:style-name="T1">manager-ya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3" draw:layer="layout" draw:type="curve" svg:x1="15.4cm" svg:y1="4.7cm" svg:x2="21.35cm" svg:y2="8.3cm" draw:start-shape="id13" draw:start-glue-point="2" draw:end-shape="id17" draw:end-glue-point="0" svg:d="M15400 4700c0 2700 5950 900 5950 3600" svg:viewBox="0 0 5951 3601">
          <text:p/>
        </draw:connector>
        <draw:connector draw:style-name="gr42" draw:text-style-name="P3" draw:layer="layout" draw:type="curve" draw:line-skew="2.149cm" svg:x1="21.35cm" svg:y1="9.4cm" svg:x2="13.65cm" svg:y2="9.4cm" draw:start-shape="id17" draw:start-glue-point="2" draw:end-shape="id15" draw:end-glue-point="2" svg:d="M21350 9400c0 3975-7700 3975-7700 0" svg:viewBox="0 0 7701 2982">
          <text:p/>
        </draw:connector>
        <draw:connector draw:style-name="gr42" draw:text-style-name="P3" draw:layer="layout" draw:type="curve" draw:line-skew="0.849cm" svg:x1="21.35cm" svg:y1="9.4cm" svg:x2="17.55cm" svg:y2="9.4cm" draw:start-shape="id17" draw:start-glue-point="2" draw:end-shape="id16" draw:end-glue-point="2" svg:d="M21350 9400c0 2025-3800 2025-3800 0" svg:viewBox="0 0 3801 1520">
          <text:p/>
        </draw:connector>
        <draw:connector draw:style-name="gr42" draw:text-style-name="P3" draw:layer="layout" draw:type="curve" draw:line-skew="0.849cm" svg:x1="13.65cm" svg:y1="9.4cm" svg:x2="17.55cm" svg:y2="9.4cm" draw:start-shape="id15" draw:start-glue-point="2" draw:end-shape="id16" svg:d="M13650 9400c0 2025 3900 2025 3900 0" svg:viewBox="0 0 3901 1520">
          <text:p/>
        </draw:connector>
      </draw:page>
      <draw:page draw:name="page9" draw:style-name="dp1" draw:master-page-name="默认">
        <draw:custom-shape draw:style-name="gr47" draw:text-style-name="P3" draw:layer="layout" svg:width="14.9cm" svg:height="10.7cm" svg:x="8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8" draw:layer="layout" svg:width="3.4cm" svg:height="5.8cm" svg:x="8.9cm" svg:y="8cm">
          <text:p text:style-name="P1"><text:span text:style-name="T1">Exec</text:span><text:span text:style-name="T1">服务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6" draw:layer="layout" svg:width="3.3cm" svg:height="5.8cm" svg:x="19cm" svg:y="8cm">
          <text:p text:style-name="P1"><text:span text:style-name="T1">Job</text:span><text:span text:style-name="T1">进程</text:span></text:p>
          <text:p text:style-name="P1"><text:span text:style-name="T1">（</text:span><text:span text:style-name="T1">Java</text:span><text:span text:style-name="T1">进程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draw:layer="layout" svg:width="5.6cm" svg:height="0.6cm" svg:x="12.9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1" draw:text-style-name="P9" draw:layer="layout" svg:width="5.8cm" svg:height="1.5cm" svg:x="12.7cm" svg:y="6.9cm">
          <draw:text-box>
            <text:p text:style-name="P8"><text:span text:style-name="T2">传入</text:span><text:span text:style-name="T2">Jobid</text:span><text:span text:style-name="T2">、 </text:span><text:span text:style-name="T2">JobProps</text:span><text:span text:style-name="T2">、 </text:span><text:span text:style-name="T2">SysProps</text:span><text:span text:style-name="T2">、 </text:span><text:span text:style-name="T2">Log</text:span></text:p>
          </draw:text-box>
        </draw:frame>
        <draw:frame draw:style-name="gr51" draw:text-style-name="P9" draw:layer="layout" svg:width="5.8cm" svg:height="1.5cm" svg:x="12.7cm" svg:y="10cm">
          <draw:text-box>
            <text:p text:style-name="P8"><text:span text:style-name="T2">根据定义的</text:span><text:span text:style-name="T2">JavaClass</text:span><text:span text:style-name="T2">、 </text:span><text:span text:style-name="T2">JVM</text:span><text:span text:style-name="T2">、 </text:span><text:span text:style-name="T2">CP</text:span><text:span text:style-name="T2">构建</text:span><text:span text:style-name="T2">Java</text:span><text:span text:style-name="T2">进程</text:span></text:p>
          </draw:text-box>
        </draw:frame>
        <draw:custom-shape draw:style-name="gr52" draw:text-style-name="P1" draw:layer="layout" svg:width="5.4cm" svg:height="0.6cm" svg:x="12.8cm" svg:y="12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3" draw:text-style-name="P9" draw:layer="layout" svg:width="5.8cm" svg:height="0.9cm" svg:x="12.7cm" svg:y="14cm">
          <draw:text-box>
            <text:p text:style-name="P8"><text:span text:style-name="T2">同步等待</text:span><text:span text:style-name="T2">Job</text:span><text:span text:style-name="T2">执行完成</text:span></text:p>
          </draw:text-box>
        </draw:frame>
      </draw:page>
      <draw:page draw:name="page10" draw:style-name="dp1" draw:master-page-name="默认">
        <draw:custom-shape draw:style-name="gr54" draw:text-style-name="P3" draw:layer="layout" svg:width="16.5cm" svg:height="9.4cm" svg:x="7.5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3.7cm" svg:height="2.1cm" svg:x="17.5cm" svg:y="6.5cm">
          <text:p text:style-name="P1"><text:span text:style-name="T1">Web</text:span></text:p>
          <text:p text:style-name="P1"><text:span text:style-name="T1">(Lead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1" draw:layer="layout" svg:width="3.3cm" svg:height="7.9cm" svg:x="8.2cm" svg:y="6cm">
          <text:p text:style-name="P1"><text:span text:style-name="T1">ZOOKEE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3.7cm" svg:height="2.1cm" svg:x="17.6cm" svg:y="11.4cm">
          <text:p text:style-name="P1"><text:span text:style-name="T1">Web</text:span></text:p>
          <text:p text:style-name="P1"><text:span text:style-name="T1">(follow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0.5cm" svg:height="2.3cm" svg:x="19.3cm" svg:y="8.7cm">
          <text:p text:style-name="P1"><text:span text:style-name="T1">元数据更新消息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19" draw:layer="layout" svg:width="5.848cm" svg:height="0.5cm" svg:x="11.552cm" svg:y="7.4cm">
          <text:p text:style-name="P1"><text:span text:style-name="T2"/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1" draw:layer="layout" svg:width="5.721cm" svg:height="0.5cm" svg:x="11.579cm" svg:y="12.2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8" draw:text-style-name="P9" draw:layer="layout" svg:width="5.6cm" svg:height="1.479cm" svg:x="11.722cm" svg:y="5.9cm">
          <draw:text-box>
            <text:p text:style-name="P8"><text:span text:style-name="T2">监听</text:span><text:span text:style-name="T2">zk</text:span><text:span text:style-name="T2">连接状态，</text:span><text:span text:style-name="T2">t</text:span><text:span text:style-name="T2">时间内</text:span><text:span text:style-name="T2">pause</text:span></text:p>
          </draw:text-box>
        </draw:frame>
        <draw:frame draw:style-name="gr58" draw:text-style-name="P9" draw:layer="layout" svg:width="5.6cm" svg:height="1.479cm" svg:x="11.722cm" svg:y="10.601cm">
          <draw:text-box>
            <text:p text:style-name="P8"><text:span text:style-name="T2">监听</text:span><text:span text:style-name="T2">leader</text:span><text:span text:style-name="T2">状态，竞选成功后等待</text:span><text:span text:style-name="T2">T</text:span><text:span text:style-name="T2">时间后</text:span><text:span text:style-name="T2">resu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思源黑体 CN" svg:font-family="'思源黑体 CN'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红色填充" draw:style="linear" draw:start-color="#ff6d6d" draw:end-color="#c9211e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蓝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黄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红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黄色填充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5T17:21:22.536000000</meta:creation-date>
    <dc:date>2019-02-18T16:03:35.805461199</dc:date>
    <meta:editing-duration>PT16H16M8S</meta:editing-duration>
    <meta:editing-cycles>141</meta:editing-cycles>
    <meta:generator>LibreOffice/6.1.4.2$Linux_X86_64 LibreOffice_project/10$Build-2</meta:generator>
    <meta:document-statistic meta:object-count="115"/>
  </office:meta>
</office:document-meta>
</file>